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none" fo:font-weight="normal" officeooo:rsid="00093047" officeooo:paragraph-rsid="001fcbd0" style:font-weight-asian="normal" style:font-weight-complex="normal"/>
    </style:style>
    <style:style style:name="P2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093047" officeooo:paragraph-rsid="001fcbd0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4pt" style:font-weight-asian="bold" style:font-size-complex="16pt" style:font-weight-complex="bold"/>
    </style:style>
    <style:style style:name="P5" style:family="paragraph" style:parent-style-name="Text_20_body">
      <style:text-properties style:font-name="Liberation Sans" fo:font-size="16pt" style:text-underline-style="none" fo:font-weight="bold" officeooo:rsid="0021646b" officeooo:paragraph-rsid="0021646b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Liberation Sans" fo:font-size="10.5pt" style:text-underline-style="solid" style:text-underline-width="auto" style:text-underline-color="font-color" fo:font-weight="bold" officeooo:rsid="00093047" officeooo:paragraph-rsid="001fcbd0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Liberation Sans" fo:font-size="10.5pt" style:text-underline-style="none" fo:font-weight="normal" officeooo:rsid="001834c2" officeooo:paragraph-rsid="001fcbd0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2" style:family="paragraph" style:parent-style-name="Text_20_body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Liberation Sans" fo:font-size="10.5pt" style:text-underline-style="none" fo:font-weight="bold" officeooo:rsid="001834c2" officeooo:paragraph-rsid="001fcbd0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Liberation Sans" fo:font-size="10.5pt" fo:font-weight="bold" officeooo:rsid="00093047" officeooo:paragraph-rsid="001fcbd0" style:font-size-asian="10.5pt" style:font-weight-asian="bold" style:font-size-complex="10.5pt" style:font-weight-complex="bold"/>
    </style:style>
    <style:style style:name="P15" style:family="paragraph" style:parent-style-name="Text_20_body">
      <style:text-properties style:font-name="Liberation Sans" fo:font-size="10.5pt" fo:font-weight="bold" officeooo:rsid="0011111b" officeooo:paragraph-rsid="0011111b" style:font-size-asian="10.5pt" style:font-weight-asian="bold" style:font-size-complex="10.5pt" style:font-weight-complex="bold"/>
    </style:style>
    <style:style style:name="P16" style:family="paragraph" style:parent-style-name="Text_20_body">
      <style:text-properties style:font-name="Liberation Sans" fo:font-size="10.5pt" fo:font-weight="bold" officeooo:rsid="0011111b" officeooo:paragraph-rsid="0022123a" style:font-size-asian="10.5pt" style:font-weight-asian="bold" style:font-size-complex="10.5pt" style:font-weight-complex="bold"/>
    </style:style>
    <style:style style:name="P17" style:family="paragraph" style:parent-style-name="Text_20_body">
      <style:text-properties style:font-name="Liberation Sans" fo:font-size="10.5pt" fo:font-weight="bold" officeooo:rsid="0011111b" officeooo:paragraph-rsid="0022d65f" style:font-size-asian="10.5pt" style:font-weight-asian="bold" style:font-size-complex="10.5pt" style:font-weight-complex="bold"/>
    </style:style>
    <style:style style:name="P18" style:family="paragraph" style:parent-style-name="Text_20_body">
      <style:text-properties style:font-name="Liberation Sans" fo:font-size="10.5pt" fo:font-weight="bold" officeooo:rsid="001a60fa" officeooo:paragraph-rsid="001a60fa" style:font-size-asian="10.5pt" style:font-weight-asian="bold" style:font-size-complex="10.5pt" style:font-weight-complex="bold"/>
    </style:style>
    <style:style style:name="P19" style:family="paragraph" style:parent-style-name="Text_20_body">
      <style:text-properties style:font-name="Liberation Sans" fo:font-size="10.5pt" fo:font-weight="bold" officeooo:rsid="001f146b" officeooo:paragraph-rsid="001a60fa" style:font-size-asian="10.5pt" style:font-weight-asian="bold" style:font-size-complex="10.5pt" style:font-weight-complex="bold"/>
    </style:style>
    <style:style style:name="P20" style:family="paragraph" style:parent-style-name="Text_20_body">
      <style:text-properties style:font-name="Liberation Sans" fo:font-size="10.5pt" fo:font-weight="bold" officeooo:rsid="001f146b" officeooo:paragraph-rsid="001c107d" style:font-size-asian="10.5pt" style:font-weight-asian="bold" style:font-size-complex="10.5pt" style:font-weight-complex="bold"/>
    </style:style>
    <style:style style:name="P21" style:family="paragraph" style:parent-style-name="Text_20_body">
      <style:text-properties style:font-name="Liberation Sans" fo:font-size="10.5pt" officeooo:rsid="0010cf96" officeooo:paragraph-rsid="0010cf96" style:font-size-asian="10.5pt" style:font-size-complex="10.5pt"/>
    </style:style>
    <style:style style:name="P22" style:family="paragraph" style:parent-style-name="Text_20_body">
      <style:text-properties style:font-name="Liberation Sans" fo:font-size="10.5pt" officeooo:paragraph-rsid="001fcbd0" style:font-size-asian="10.5pt" style:font-size-complex="10.5pt"/>
    </style:style>
    <style:style style:name="P23" style:family="paragraph" style:parent-style-name="Text_20_body">
      <style:text-properties style:font-name="Liberation Sans" fo:font-size="10.5pt" fo:font-weight="normal" officeooo:rsid="0014072e" officeooo:paragraph-rsid="0011111b" style:font-size-asian="10.5pt" style:font-weight-asian="normal" style:font-size-complex="10.5pt" style:font-weight-complex="normal"/>
    </style:style>
    <style:style style:name="P24" style:family="paragraph" style:parent-style-name="Text_20_body">
      <style:text-properties style:font-name="Liberation Sans" fo:font-size="10.5pt" fo:font-weight="normal" officeooo:rsid="00150276" officeooo:paragraph-rsid="0011111b" style:font-size-asian="10.5pt" style:font-weight-asian="normal" style:font-size-complex="10.5pt" style:font-weight-complex="normal"/>
    </style:style>
    <style:style style:name="P25" style:family="paragraph" style:parent-style-name="Text_20_body">
      <style:text-properties style:font-name="Liberation Sans" fo:font-size="10.5pt" fo:font-weight="normal" officeooo:rsid="001a60fa" officeooo:paragraph-rsid="001a60fa" style:font-size-asian="10.5pt" style:font-weight-asian="normal" style:font-size-complex="10.5pt" style:font-weight-complex="normal"/>
    </style:style>
    <style:style style:name="P26" style:family="paragraph" style:parent-style-name="Text_20_body">
      <style:text-properties style:font-name="Liberation Sans" fo:font-size="10.5pt" fo:font-weight="normal" officeooo:rsid="001a60fa" officeooo:paragraph-rsid="0022123a" style:font-size-asian="10.5pt" style:font-weight-asian="normal" style:font-size-complex="10.5pt" style:font-weight-complex="normal"/>
    </style:style>
    <style:style style:name="P27" style:family="paragraph" style:parent-style-name="Text_20_body">
      <style:text-properties style:font-name="Liberation Sans" fo:font-size="10.5pt" fo:font-weight="normal" officeooo:rsid="001c107d" officeooo:paragraph-rsid="001a60fa" style:font-size-asian="10.5pt" style:font-weight-asian="normal" style:font-size-complex="10.5pt" style:font-weight-complex="normal"/>
    </style:style>
    <style:style style:name="P28" style:family="paragraph" style:parent-style-name="Text_20_body">
      <style:text-properties style:font-name="Liberation Sans" fo:font-size="10.5pt" fo:font-weight="normal" officeooo:rsid="001c107d" officeooo:paragraph-rsid="001c107d" style:font-size-asian="10.5pt" style:font-weight-asian="normal" style:font-size-complex="10.5pt" style:font-weight-complex="normal"/>
    </style:style>
    <style:style style:name="P29" style:family="paragraph" style:parent-style-name="Text_20_body">
      <style:text-properties style:font-name="Liberation Sans" fo:font-size="9.5pt" fo:font-weight="bold" officeooo:rsid="001a60fa" officeooo:paragraph-rsid="001a60fa" style:font-size-asian="9.5pt" style:font-weight-asian="bold" style:font-size-complex="9.5pt" style:font-weight-complex="bold"/>
    </style:style>
    <style:style style:name="P30" style:family="paragraph" style:parent-style-name="Text_20_body">
      <style:text-properties style:font-name="Liberation Sans" fo:font-size="9pt" style:text-underline-style="none" fo:font-weight="normal" officeooo:rsid="0021646b" officeooo:paragraph-rsid="0021646b" style:font-size-asian="9pt" style:font-weight-asian="normal" style:font-size-complex="9pt" style:font-weight-complex="normal"/>
    </style:style>
    <style:style style:name="P31" style:family="paragraph" style:parent-style-name="Text_20_body">
      <style:text-properties style:font-name="Liberation Sans" fo:font-size="9pt" style:text-underline-style="none" fo:font-weight="normal" officeooo:rsid="0022d65f" officeooo:paragraph-rsid="0022d65f" style:font-size-asian="9pt" style:font-weight-asian="normal" style:font-size-complex="9pt" style:font-weight-complex="normal"/>
    </style:style>
    <style:style style:name="P32" style:family="paragraph" style:parent-style-name="Text_20_body">
      <style:text-properties style:font-name="Liberation Sans" fo:font-size="9pt" fo:font-weight="normal" officeooo:rsid="0022d65f" officeooo:paragraph-rsid="0022d65f" style:font-size-asian="9pt" style:font-weight-asian="normal" style:font-size-complex="9pt" style:font-weight-complex="normal"/>
    </style:style>
    <style:style style:name="P33" style:family="paragraph" style:parent-style-name="Standard">
      <style:text-properties style:text-position="0% 100%"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34" style:family="paragraph" style:parent-style-name="Standard">
      <style:text-properties style:text-position="0% 100%"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35" style:family="paragraph" style:parent-style-name="Text_20_body">
      <style:text-properties style:font-name="Liberation Sans" fo:font-size="9.5pt" fo:font-weight="normal" officeooo:rsid="002487f8" officeooo:paragraph-rsid="002487f8" style:font-size-asian="9.5pt" style:font-weight-asian="normal" style:font-size-complex="9.5pt" style:font-weight-complex="normal"/>
    </style:style>
    <style:style style:name="P36" style:family="paragraph" style:parent-style-name="Text_20_body">
      <style:text-properties style:font-name="Liberation Sans" fo:font-size="10.5pt" fo:font-weight="bold" officeooo:rsid="001a60fa" officeooo:paragraph-rsid="001c107d" style:font-size-asian="10.5pt" style:font-weight-asian="bold" style:font-size-complex="10.5pt" style:font-weight-complex="bold"/>
    </style:style>
    <style:style style:name="P37" style:family="paragraph" style:parent-style-name="Text_20_body">
      <style:text-properties style:font-name="Liberation Sans" fo:font-size="10.5pt" fo:font-weight="bold" officeooo:rsid="002487f8" officeooo:paragraph-rsid="002487f8" style:font-size-asian="10.5pt" style:font-weight-asian="bold" style:font-size-complex="10.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underline-style="none" fo:font-weight="normal" officeooo:rsid="00093047" style:font-weight-asian="normal" style:font-weight-complex="normal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fo:font-weight="normal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1f146b" style:font-weight-asian="normal" style:font-weight-complex="normal"/>
    </style:style>
    <style:style style:name="T10" style:family="text">
      <style:text-properties style:text-position="0% 100%" style:text-underline-style="none" officeooo:rsid="0009ced8"/>
    </style:style>
    <style:style style:name="T11" style:family="text">
      <style:text-properties officeooo:rsid="0009ced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ced8" style:font-weight-asian="bold" style:font-weight-complex="bold"/>
    </style:style>
    <style:style style:name="T14" style:family="text">
      <style:text-properties fo:font-weight="bold" officeooo:rsid="00169630" style:font-weight-asian="bold" style:font-weight-complex="bold"/>
    </style:style>
    <style:style style:name="T15" style:family="text">
      <style:text-properties fo:font-weight="bold" officeooo:rsid="001f146b" style:font-weight-asian="bold" style:font-weight-complex="bold"/>
    </style:style>
    <style:style style:name="T16" style:family="text">
      <style:text-properties fo:font-weight="bold" officeooo:rsid="002487f8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f146b" style:font-weight-asian="normal" style:font-weight-complex="normal"/>
    </style:style>
    <style:style style:name="T19" style:family="text">
      <style:text-properties fo:font-weight="normal" officeooo:rsid="0014072e" style:font-weight-asian="normal" style:font-weight-complex="normal"/>
    </style:style>
    <style:style style:name="T20" style:family="text">
      <style:text-properties fo:font-weight="normal" officeooo:rsid="00150276" style:font-weight-asian="normal" style:font-weight-complex="normal"/>
    </style:style>
    <style:style style:name="T21" style:family="text">
      <style:text-properties fo:font-weight="normal" officeooo:rsid="001c107d" style:font-weight-asian="normal" style:font-weight-complex="normal"/>
    </style:style>
    <style:style style:name="T22" style:family="text">
      <style:text-properties fo:font-weight="normal" officeooo:rsid="0022123a" style:font-weight-asian="normal" style:font-weight-complex="normal"/>
    </style:style>
    <style:style style:name="T23" style:family="text">
      <style:text-properties fo:font-weight="normal" officeooo:rsid="001a60fa" style:font-weight-asian="normal" style:font-weight-complex="normal"/>
    </style:style>
    <style:style style:name="T24" style:family="text">
      <style:text-properties officeooo:rsid="001f146b"/>
    </style:style>
    <style:style style:name="T25" style:family="text">
      <style:text-properties officeooo:rsid="0014072e"/>
    </style:style>
    <style:style style:name="T26" style:family="text">
      <style:text-properties officeooo:rsid="00150276"/>
    </style:style>
    <style:style style:name="T27" style:family="text">
      <style:text-properties officeooo:rsid="001c107d"/>
    </style:style>
    <style:style style:name="T28" style:family="text">
      <style:text-properties officeooo:rsid="0022123a"/>
    </style:style>
    <style:style style:name="T29" style:family="text">
      <style:text-properties officeooo:rsid="0022d65f"/>
    </style:style>
    <style:style style:name="T30" style:family="text">
      <style:text-properties officeooo:rsid="002487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ngement au pif :</text:p>
      <text:p text:style-name="P5">Variables :</text:p>
      <text:p text:style-name="P30">malle_harry : <text:span text:style-name="T29">liste de dictionnaires</text:span></text:p>
      <text:p text:style-name="P31">poids_max, poids_maximum : entier</text:p>
      <text:p text:style-name="P21"/>
      <text:p text:style-name="P15">Fonction <text:span text:style-name="T18">rangement_au_pif</text:span><text:span text:style-name="T17"> <text:s/>(table, fournitures) :</text:span></text:p>
      <text:p text:style-name="P16"><text:span text:style-name="T17"><text:tab/></text:span><text:span text:style-name="T19">malle_harry</text:span><text:span text:style-name="T17"> </text:span><text:span text:style-name="T22">=</text:span><text:span text:style-name="T17"> []</text:span></text:p>
      <text:p text:style-name="P15"><text:span text:style-name="T17"><text:tab/></text:span><text:span text:style-name="T25">POUR </text:span><text:span text:style-name="T19"><text:s/>élément </text:span><text:span text:style-name="T25">DANS </text:span><text:span text:style-name="T19">fournitures : </text:span></text:p>
      <text:p text:style-name="P15"><text:span text:style-name="T19"><text:tab/><text:tab/></text:span><text:span text:style-name="T25">SI </text:span><text:span text:style-name="T19">élément[‘Poids’] <text:s/>&lt; OU = poids_maximum :</text:span></text:p>
      <text:p text:style-name="P15"><text:span text:style-name="T19"><text:tab/><text:tab/><text:tab/></text:span><text:span text:style-name="T18">ajouter</text:span><text:span text:style-name="T25"> </text:span><text:span text:style-name="T19">éléments </text:span><text:span text:style-name="T18">à</text:span><text:span text:style-name="T25"> </text:span><text:span text:style-name="T19">malle_harry</text:span></text:p>
      <text:p text:style-name="P17"><text:span text:style-name="T19"><text:tab/><text:tab/><text:tab/></text:span><text:span text:style-name="T20">poids_max </text:span><text:span text:style-name="T23">←</text:span><text:span text:style-name="T20"> poids_max -</text:span><text:span text:style-name="T23"> </text:span><text:span text:style-name="T20">(élément[‘Poids’])</text:span></text:p>
      <text:p text:style-name="P24"/>
      <text:p text:style-name="P23"><text:tab/><text:tab/></text:p>
      <text:p text:style-name="P23"/>
      <text:p text:style-name="P15"><text:span text:style-name="T19"><text:tab/></text:span><text:span text:style-name="T26">RENVOYER</text:span><text:span text:style-name="T20"> malle_harry </text:span></text:p>
      <text:p text:style-name="P24"/>
      <text:p text:style-name="P24"/>
      <text:p text:style-name="P3">Poids maximal :</text:p>
      <text:p text:style-name="P11">VARIABLES :</text:p>
      <text:p text:style-name="P11"/>
      <text:p text:style-name="P13">FONCTION<text:span text:style-name="T17"> remplissage_max(fournitures, poids_max) :</text:span></text:p>
      <text:p text:style-name="P9"/>
      <text:p text:style-name="P9"/>
      <text:p text:style-name="P4">Mana maximal :</text:p>
      <text:p text:style-name="P29"/>
      <text:p text:style-name="P32">liste_objet, max mana,temp, <text:s/> : liste de dictionnaires</text:p>
      <text:p text:style-name="P32">indice, <text:span text:style-name="T30">i</text:span> : entier</text:p>
      <text:p text:style-name="P35">poids_max : entier</text:p>
      <text:p text:style-name="P18">Fonction <text:span text:style-name="T17">max_mana (table, liste_fournitures, poids_max) :</text:span></text:p>
      <text:p text:style-name="P26"><text:tab/>liste_objet <text:span text:style-name="T28">=</text:span> []</text:p>
      <text:p text:style-name="P18"><text:span text:style-name="T17"><text:tab/></text:span>Pour<text:span text:style-name="T17"> i </text:span><text:span text:style-name="T24">DE </text:span><text:span text:style-name="T18">0 </text:span><text:span text:style-name="T24">À </text:span><text:span text:style-name="T18">taille(liste_fournitures) - 1</text:span><text:span text:style-name="T17"> :</text:span></text:p>
      <text:p text:style-name="P18"><text:span text:style-name="T17"><text:tab/><text:tab/>temp ← </text:span><text:span text:style-name="T18">liste_fournitures[i]</text:span></text:p>
      <text:p text:style-name="P25"><text:tab/><text:tab/>indice ← i -1 </text:p>
      <text:p text:style-name="P18"><text:span text:style-name="T17"><text:tab/><text:tab/></text:span>TANT QUE <text:span text:style-name="T18">t</text:span><text:span text:style-name="T17">emp[‘Mana’] &gt; </text:span><text:span text:style-name="T21">fournitures[indice][‘Mana’] </text:span><text:span text:style-name="T27">ET</text:span><text:span text:style-name="T21"> indice &gt;=0 :</text:span></text:p>
      <text:p text:style-name="P27"><text:tab/><text:tab/><text:tab/>fournitures [indice + 1] ← fournitures[indice]</text:p>
      <text:p text:style-name="P27"><text:tab/><text:tab/><text:tab/>indice ← indice – 1</text:p>
      <text:p text:style-name="P27"><text:soft-page-break/><text:tab/><text:tab/><text:tab/>fournitures[indice + 1] ← temp</text:p>
      <text:p text:style-name="P27"><text:tab/><text:tab/><text:span text:style-name="T15">FIN TANT QUE</text:span></text:p>
      <text:p text:style-name="P19"><text:tab/>FIN POUR</text:p>
      <text:p text:style-name="P27"><text:tab/></text:p>
      <text:p text:style-name="P18"><text:span text:style-name="T21"><text:tab/></text:span><text:span text:style-name="T27">POUR </text:span><text:span text:style-name="T21">élément </text:span><text:span text:style-name="T27">DANS </text:span><text:span text:style-name="T21">fournitures : </text:span></text:p>
      <text:p text:style-name="P18"><text:span text:style-name="T21"><text:tab/><text:tab/></text:span><text:span text:style-name="T27">SI </text:span><text:span text:style-name="T21">élément[‘Poids’] &lt; poids_max :</text:span></text:p>
      <text:p text:style-name="P18"><text:span text:style-name="T21"><text:tab/><text:tab/><text:tab/></text:span><text:span text:style-name="T27">AJOUTER </text:span><text:span text:style-name="T18">élément</text:span><text:span text:style-name="T24"> À</text:span><text:span text:style-name="T27"> </text:span><text:span text:style-name="T21">liste_objet</text:span></text:p>
      <text:p text:style-name="P28"><text:tab/><text:tab/><text:tab/>poids_max ← <text:span text:style-name="T24">poids_max –</text:span> élément[‘Poids’]</text:p>
      <text:p text:style-name="P28"><text:tab/><text:tab/><text:span text:style-name="T15">FIN SI</text:span></text:p>
      <text:p text:style-name="P20"><text:tab/>FIN POUR</text:p>
      <text:p text:style-name="P36"><text:span text:style-name="T21"><text:tab/></text:span><text:span text:style-name="T27">RENVOYER</text:span><text:span text:style-name="T21"> liste_objet</text:span></text:p>
      <text:p text:style-name="P10"/>
      <text:p text:style-name="P2">Force brute :</text:p>
      <text:p text:style-name="P1"/>
      <text:p text:style-name="P6"><text:span text:style-name="T1">VARIABLES </text:span><text:span text:style-name="T2">:</text:span></text:p>
      <text:p text:style-name="P7"/>
      <text:p text:style-name="P7">liste_combinaisons : liste de liste de dictionnaires</text:p>
      <text:p text:style-name="P6"><text:span text:style-name="T2">liste, combinaison, </text:span><text:span text:style-name="T3">éléments, éléments_meilleur_poids</text:span><text:span text:style-name="T2"> : liste de dictionnaires</text:span></text:p>
      <text:p text:style-name="P8">éléments : dictionnaire</text:p>
      <text:p text:style-name="P7">liste_nombres_binaires : liste de chaînes de caractères</text:p>
      <text:p text:style-name="P6"><text:span text:style-name="T2">i, n, taille_nombre_binaire, </text:span><text:span text:style-name="T3">mana_max, poids_max</text:span><text:span text:style-name="T2">, poids, mana : entiers</text:span></text:p>
      <text:p text:style-name="P6"><text:span text:style-name="T3">caractère_binaire</text:span><text:span text:style-name="T2"> : chaîne de caractères</text:span></text:p>
      <text:p text:style-name="P14"><text:span text:style-name="T1">DÉBUT </text:span><text:span text:style-name="T2">:</text:span></text:p>
      <text:p text:style-name="P7"/>
      <text:p text:style-name="P22"><text:span text:style-name="T13">F</text:span><text:span text:style-name="T14">ONCTION </text:span><text:span text:style-name="T11">rangement_force_brute(liste, poids_max) :</text:span></text:p>
      <text:p text:style-name="P22"><text:tab/><text:span text:style-name="T4">n ← taille(liste)</text:span></text:p>
      <text:p text:style-name="P7"><text:tab/>liste_nombres_binaires ← [ ]</text:p>
      <text:p text:style-name="P6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5">n</text:span><text:span text:style-name="T7">-</text:span><text:span text:style-name="T8">1)</text:span><text:span text:style-name="T7">:</text:span></text:p>
      <text:p text:style-name="P33"><text:tab/><text:tab/>nombre_binaire ← binaire(i)[2:]</text:p>
      <text:p text:style-name="P33"><text:tab/><text:tab/>nombre_binaire ← (n – taille(nombre_binaire)) * ‘0’ + nombre_binaire</text:p>
      <text:p text:style-name="P6"><text:span text:style-name="T7"><text:tab/><text:tab/></text:span><text:span text:style-name="T9">ajouter</text:span><text:span text:style-name="T7"> nombre_binaire </text:span><text:span text:style-name="T9">à</text:span><text:span text:style-name="T7"> liste_de_nombres_binaires</text:span></text:p>
      <text:p text:style-name="P6"><text:span text:style-name="T7"><text:tab/></text:span><text:span text:style-name="T6">FIN</text:span><text:span text:style-name="T7"> </text:span><text:span text:style-name="T6">POUR</text:span></text:p>
      <text:p text:style-name="P33"><text:tab/>liste_de_combinaisons ← [ ]</text:p>
      <text:p text:style-name="P6"><text:span text:style-name="T7"><text:tab/></text:span><text:span text:style-name="T6">POUR</text:span><text:span text:style-name="T7"> </text:span><text:span text:style-name="T8">caractère_binaire </text:span><text:span text:style-name="T10">DANS</text:span><text:span text:style-name="T8"> liste_de_nombres_binaires :</text:span></text:p>
      <text:p text:style-name="P34"><text:tab/><text:tab/>combinaison ← [ ]</text:p>
      <text:p text:style-name="P6"><text:span text:style-name="T8"><text:tab/><text:tab/></text:span><text:span text:style-name="T10">POUR</text:span><text:span text:style-name="T8"> i </text:span><text:span text:style-name="T10">DE</text:span><text:span text:style-name="T8"> 0 </text:span><text:span text:style-name="T10">À</text:span><text:span text:style-name="T8"> (taille(caractère_binaire)-1) :</text:span></text:p>
      <text:p text:style-name="P6"><text:span text:style-name="T8"><text:tab/><text:tab/><text:tab/></text:span><text:span text:style-name="T10">SI</text:span><text:span text:style-name="T8"> caractère_binaire[i] = ‘1’ :</text:span></text:p>
      <text:p text:style-name="P22"><text:tab/><text:tab/><text:tab/><text:tab/><text:span text:style-name="T24">ajouter</text:span> liste[i]<text:span text:style-name="T17"> </text:span><text:span text:style-name="T18">à </text:span><text:span text:style-name="T11">combinaison</text:span></text:p>
      <text:p text:style-name="P22"><text:tab/><text:tab/><text:tab/><text:span text:style-name="T13">FIN</text:span><text:span text:style-name="T11"> </text:span><text:span text:style-name="T13">SI</text:span></text:p>
      <text:p text:style-name="P22"><text:tab/><text:tab/><text:span text:style-name="T13">FIN</text:span><text:span text:style-name="T11"> </text:span><text:span text:style-name="T13">POUR</text:span></text:p>
      <text:p text:style-name="P22"><text:tab/><text:tab/><text:span text:style-name="T15">AJOUTER</text:span><text:span text:style-name="T11"> combinaison </text:span><text:span text:style-name="T15">À</text:span><text:span text:style-name="T11"> liste_combinaisons</text:span></text:p>
      <text:p text:style-name="P22"><text:tab/><text:span text:style-name="T13">FIN</text:span><text:span text:style-name="T11"> </text:span><text:span text:style-name="T13">POUR</text:span></text:p>
      <text:p text:style-name="P22"><text:tab/><text:span text:style-name="T11">mana_max ← 0</text:span></text:p>
      <text:p text:style-name="P22"><text:tab/><text:span text:style-name="T13">POUR</text:span><text:span text:style-name="T11"> éléments </text:span><text:span text:style-name="T13">DANS</text:span><text:span text:style-name="T11"> liste_combinaisons :</text:span></text:p>
      <text:p text:style-name="P22"><text:soft-page-break/><text:tab/><text:tab/><text:span text:style-name="T11">poids ← 0</text:span></text:p>
      <text:p text:style-name="P22"><text:tab/><text:tab/><text:span text:style-name="T11">mana ← 0</text:span></text:p>
      <text:p text:style-name="P22"><text:tab/><text:tab/><text:span text:style-name="T13">POUR</text:span><text:span text:style-name="T11"> élément </text:span><text:span text:style-name="T13">DANS</text:span><text:span text:style-name="T11"> éléments :</text:span></text:p>
      <text:p text:style-name="P22"><text:tab/><text:tab/><text:tab/><text:span text:style-name="T11">poids ← poids + élément[‘Poids’]</text:span></text:p>
      <text:p text:style-name="P22"><text:tab/><text:tab/><text:tab/><text:span text:style-name="T11">mana ← mana + élément[‘Mana’]</text:span></text:p>
      <text:p text:style-name="P22"><text:tab/><text:tab/><text:span text:style-name="T13">FIN</text:span><text:span text:style-name="T11"> </text:span><text:span text:style-name="T13">POUR</text:span></text:p>
      <text:p text:style-name="P22"><text:tab/><text:tab/><text:span text:style-name="T13">SI</text:span><text:span text:style-name="T11"> poids ≤ poids_max </text:span><text:span text:style-name="T13">ET</text:span><text:span text:style-name="T11"> mana_max &lt; mana :</text:span></text:p>
      <text:p text:style-name="P22"><text:tab/><text:tab/><text:tab/><text:span text:style-name="T11">éléments_meilleur_poids ← éléments</text:span></text:p>
      <text:p text:style-name="P22"><text:tab/><text:tab/><text:tab/><text:span text:style-name="T11">mana_max ← mana</text:span></text:p>
      <text:p text:style-name="P22"><text:tab/><text:tab/><text:span text:style-name="T13">FIN</text:span><text:span text:style-name="T11"> </text:span><text:span text:style-name="T13">SI</text:span></text:p>
      <text:p text:style-name="P22"><text:tab/><text:span text:style-name="T13">FIN POUR</text:span></text:p>
      <text:p text:style-name="P12">FIN_FONC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21:24:55.648000000</dc:date>
    <meta:editing-duration>PT1H20M51S</meta:editing-duration>
    <meta:editing-cycles>12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79" meta:word-count="320" meta:character-count="2297" meta:non-whitespace-character-count="1937"/>
  </office:meta>
</office:document-meta>
</file>